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fo:font-variant="normal" fo:text-transform="none" fo:color="#222222" style:font-name="arial" fo:font-size="12pt" fo:letter-spacing="normal" fo:font-style="normal" fo:font-weight="normal" officeooo:paragraph-rsid="0005b15c"/>
    </style:style>
    <style:style style:name="P2" style:family="paragraph" style:parent-style-name="Standard">
      <style:paragraph-properties fo:line-height="115%"/>
      <style:text-properties fo:font-variant="normal" fo:text-transform="none" style:use-window-font-color="true" style:font-name="Liberation Sans Narrow" fo:font-size="13pt" fo:letter-spacing="normal" fo:font-style="normal" fo:font-weight="normal" officeooo:rsid="0020244a" officeooo:paragraph-rsid="0020244a" style:font-size-asian="13pt" style:font-size-complex="13pt"/>
    </style:style>
    <style:style style:name="P3" style:family="paragraph" style:parent-style-name="Standard">
      <style:paragraph-properties fo:line-height="115%"/>
      <style:text-properties fo:font-variant="normal" fo:text-transform="none" style:use-window-font-color="true" style:font-name="Liberation Sans Narrow" fo:font-size="13pt" fo:letter-spacing="normal" fo:font-style="normal" fo:font-weight="normal" officeooo:rsid="002386ad" officeooo:paragraph-rsid="002386ad" style:font-size-asian="13pt" style:font-size-complex="13pt"/>
    </style:style>
    <style:style style:name="P4" style:family="paragraph" style:parent-style-name="Standard">
      <style:paragraph-properties fo:line-height="115%"/>
      <style:text-properties fo:font-variant="normal" fo:text-transform="none" style:use-window-font-color="true" style:font-name="Liberation Sans Narrow" fo:font-size="13pt" fo:letter-spacing="normal" fo:font-style="normal" fo:font-weight="normal" officeooo:rsid="00287ceb" officeooo:paragraph-rsid="00287ceb" style:font-size-asian="13pt" style:font-size-complex="13pt"/>
    </style:style>
    <style:style style:name="P5" style:family="paragraph" style:parent-style-name="Standard">
      <style:paragraph-properties fo:line-height="115%"/>
      <style:text-properties fo:font-variant="normal" fo:text-transform="none" style:use-window-font-color="true" style:font-name="Liberation Sans Narrow" fo:font-size="13pt" fo:letter-spacing="normal" fo:font-style="normal" fo:font-weight="normal" officeooo:rsid="002206c3" officeooo:paragraph-rsid="003154f3" style:font-size-asian="13pt" style:font-size-complex="13pt"/>
    </style:style>
    <style:style style:name="P6" style:family="paragraph" style:parent-style-name="Standard">
      <style:paragraph-properties fo:line-height="115%"/>
      <style:text-properties fo:font-variant="normal" fo:text-transform="none" style:use-window-font-color="true" style:font-name="Liberation Sans Narrow" fo:font-size="13pt" fo:letter-spacing="normal" fo:font-style="normal" fo:font-weight="normal" officeooo:paragraph-rsid="0005b15c" style:font-size-asian="13pt" style:font-size-complex="13pt"/>
    </style:style>
    <style:style style:name="P7" style:family="paragraph" style:parent-style-name="Standard">
      <style:paragraph-properties fo:line-height="115%"/>
      <style:text-properties style:use-window-font-color="true" style:font-name="Liberation Sans Narrow" fo:font-size="13pt" officeooo:rsid="000b8d0f" officeooo:paragraph-rsid="000b8d0f" style:font-size-asian="13pt" style:font-size-complex="13pt"/>
    </style:style>
    <style:style style:name="P8" style:family="paragraph" style:parent-style-name="Standard">
      <style:paragraph-properties fo:line-height="115%"/>
      <style:text-properties style:use-window-font-color="true" style:font-name="Liberation Sans Narrow" fo:font-size="13pt" officeooo:rsid="000e830a" officeooo:paragraph-rsid="000e830a" style:font-size-asian="13pt" style:font-size-complex="13pt"/>
    </style:style>
    <style:style style:name="P9" style:family="paragraph" style:parent-style-name="Standard">
      <style:paragraph-properties fo:line-height="115%"/>
      <style:text-properties style:use-window-font-color="true" style:font-name="Liberation Sans Narrow" fo:font-size="13pt" officeooo:rsid="000f067d" officeooo:paragraph-rsid="000f067d" style:font-size-asian="13pt" style:font-size-complex="13pt"/>
    </style:style>
    <style:style style:name="P10" style:family="paragraph" style:parent-style-name="Standard">
      <style:paragraph-properties fo:line-height="115%"/>
      <style:text-properties style:use-window-font-color="true" style:font-name="Liberation Sans Narrow" fo:font-size="13pt" officeooo:rsid="000fb3f9" officeooo:paragraph-rsid="000fb3f9" style:font-size-asian="13pt" style:font-size-complex="13pt"/>
    </style:style>
    <style:style style:name="P11" style:family="paragraph" style:parent-style-name="Standard">
      <style:paragraph-properties fo:line-height="115%"/>
      <style:text-properties style:use-window-font-color="true" style:font-name="Liberation Sans Narrow" fo:font-size="13pt" officeooo:paragraph-rsid="0005b15c" style:font-size-asian="13pt" style:font-size-complex="13pt"/>
    </style:style>
    <style:style style:name="P12" style:family="paragraph" style:parent-style-name="Standard">
      <style:paragraph-properties fo:line-height="115%"/>
      <style:text-properties style:use-window-font-color="true" style:font-name="Liberation Sans Narrow" fo:font-size="13pt" officeooo:paragraph-rsid="000a1b3d" style:font-size-asian="13pt" style:font-size-complex="13pt"/>
    </style:style>
    <style:style style:name="P13" style:family="paragraph" style:parent-style-name="Standard">
      <style:paragraph-properties fo:line-height="115%"/>
      <style:text-properties style:use-window-font-color="true" style:font-name="Liberation Sans Narrow" fo:font-size="13pt" officeooo:rsid="0034ebfb" officeooo:paragraph-rsid="0034ebfb" style:font-size-asian="13pt" style:font-size-complex="13pt"/>
    </style:style>
    <style:style style:name="P14" style:family="paragraph" style:parent-style-name="Standard">
      <style:paragraph-properties fo:line-height="115%"/>
      <style:text-properties style:use-window-font-color="true" style:font-name="Liberation Sans Narrow" fo:font-size="13pt" officeooo:rsid="00382538" officeooo:paragraph-rsid="00382538" style:font-size-asian="13pt" style:font-size-complex="13pt"/>
    </style:style>
    <style:style style:name="P15" style:family="paragraph" style:parent-style-name="Standard" style:list-style-name="L1">
      <style:paragraph-properties fo:line-height="115%"/>
      <style:text-properties style:use-window-font-color="true" style:font-name="Liberation Sans Narrow" fo:font-size="13pt" officeooo:rsid="0005b15c" officeooo:paragraph-rsid="0005b15c" style:font-size-asian="13pt" style:font-size-complex="13pt"/>
    </style:style>
    <style:style style:name="P16" style:family="paragraph" style:parent-style-name="Standard" style:list-style-name="L1">
      <style:paragraph-properties fo:line-height="115%"/>
      <style:text-properties style:use-window-font-color="true" style:font-name="Liberation Sans Narrow" fo:font-size="13pt" officeooo:rsid="000a1b3d" officeooo:paragraph-rsid="000a1b3d" style:font-size-asian="13pt" style:font-size-complex="13pt"/>
    </style:style>
    <style:style style:name="P17" style:family="paragraph" style:parent-style-name="Standard" style:list-style-name="L1">
      <style:paragraph-properties fo:line-height="115%"/>
      <style:text-properties style:use-window-font-color="true" style:font-name="Liberation Sans Narrow" fo:font-size="13pt" officeooo:rsid="000b8d0f" officeooo:paragraph-rsid="000b8d0f" style:font-size-asian="13pt" style:font-size-complex="13pt"/>
    </style:style>
    <style:style style:name="P18" style:family="paragraph" style:parent-style-name="Standard" style:list-style-name="L1">
      <style:paragraph-properties fo:line-height="115%"/>
      <style:text-properties style:use-window-font-color="true" style:font-name="Liberation Sans Narrow" fo:font-size="13pt" officeooo:rsid="000bdf47" officeooo:paragraph-rsid="000bdf47" style:font-size-asian="13pt" style:font-size-complex="13pt"/>
    </style:style>
    <style:style style:name="P19" style:family="paragraph" style:parent-style-name="Standard" style:list-style-name="L1">
      <style:paragraph-properties fo:line-height="115%"/>
      <style:text-properties style:use-window-font-color="true" style:font-name="Liberation Sans Narrow" fo:font-size="13pt" officeooo:rsid="000e830a" officeooo:paragraph-rsid="000e830a" style:font-size-asian="13pt" style:font-size-complex="13pt"/>
    </style:style>
    <style:style style:name="P20" style:family="paragraph" style:parent-style-name="Standard" style:list-style-name="L1">
      <style:paragraph-properties fo:line-height="115%"/>
      <style:text-properties style:use-window-font-color="true" style:font-name="Liberation Sans Narrow" fo:font-size="13pt" officeooo:rsid="000f067d" officeooo:paragraph-rsid="000f067d" style:font-size-asian="13pt" style:font-size-complex="13pt"/>
    </style:style>
    <style:style style:name="P21" style:family="paragraph" style:parent-style-name="Standard" style:list-style-name="L1">
      <style:paragraph-properties fo:line-height="115%"/>
      <style:text-properties style:use-window-font-color="true" style:font-name="Liberation Sans Narrow" fo:font-size="13pt" officeooo:rsid="000fb3f9" officeooo:paragraph-rsid="000fb3f9" style:font-size-asian="13pt" style:font-size-complex="13pt"/>
    </style:style>
    <style:style style:name="P22" style:family="paragraph" style:parent-style-name="Standard" style:list-style-name="L1">
      <style:paragraph-properties fo:line-height="115%"/>
      <style:text-properties style:use-window-font-color="true" style:font-name="Liberation Sans Narrow" fo:font-size="13pt" officeooo:rsid="0015a3f8" officeooo:paragraph-rsid="0015a3f8" style:font-size-asian="13pt" style:font-size-complex="13pt"/>
    </style:style>
    <style:style style:name="P23" style:family="paragraph" style:parent-style-name="Standard" style:list-style-name="L1">
      <style:paragraph-properties fo:line-height="115%"/>
      <style:text-properties style:use-window-font-color="true" style:font-name="Liberation Sans Narrow" fo:font-size="13pt" officeooo:rsid="00176070" officeooo:paragraph-rsid="001acc86" style:font-size-asian="13pt" style:font-size-complex="13pt"/>
    </style:style>
    <style:style style:name="P24" style:family="paragraph" style:parent-style-name="Standard" style:list-style-name="L2">
      <style:paragraph-properties fo:line-height="115%"/>
      <style:text-properties style:use-window-font-color="true" style:font-name="Liberation Sans Narrow" fo:font-size="13pt" fo:font-weight="bold" officeooo:rsid="00382538" officeooo:paragraph-rsid="00382538" style:font-size-asian="13pt" style:font-weight-asian="bold" style:font-size-complex="13pt" style:font-weight-complex="bold"/>
    </style:style>
    <style:style style:name="P25" style:family="paragraph" style:parent-style-name="Standard" style:list-style-name="L2">
      <style:paragraph-properties fo:line-height="115%"/>
      <style:text-properties style:use-window-font-color="true" style:font-name="Liberation Sans Narrow" fo:font-size="13pt" fo:font-weight="bold" officeooo:rsid="003ad83d" officeooo:paragraph-rsid="003ad83d" style:font-size-asian="13pt" style:font-weight-asian="bold" style:font-size-complex="13pt" style:font-weight-complex="bold"/>
    </style:style>
    <style:style style:name="P26" style:family="paragraph" style:parent-style-name="Standard" style:list-style-name="L2">
      <style:paragraph-properties fo:line-height="115%"/>
      <style:text-properties style:use-window-font-color="true" style:font-name="Liberation Sans Narrow" fo:font-size="13pt" fo:font-weight="bold" officeooo:rsid="003a1e2f" officeooo:paragraph-rsid="003a1e2f" style:font-size-asian="13pt" style:font-weight-asian="bold" style:font-size-complex="13pt" style:font-weight-complex="bold"/>
    </style:style>
    <style:style style:name="P27" style:family="paragraph" style:parent-style-name="Standard" style:list-style-name="L2">
      <style:paragraph-properties fo:line-height="115%"/>
      <style:text-properties style:use-window-font-color="true" style:font-name="Liberation Sans Narrow" fo:font-size="13pt" fo:font-weight="bold" officeooo:rsid="003af814" officeooo:paragraph-rsid="003af814" style:font-size-asian="13pt" style:font-weight-asian="bold" style:font-size-complex="13pt" style:font-weight-complex="bold"/>
    </style:style>
    <style:style style:name="T1" style:family="text">
      <style:text-properties officeooo:rsid="000bdf47"/>
    </style:style>
    <style:style style:name="T2" style:family="text">
      <style:text-properties officeooo:rsid="000dc9f3"/>
    </style:style>
    <style:style style:name="T3" style:family="text">
      <style:text-properties officeooo:rsid="00117e39"/>
    </style:style>
    <style:style style:name="T4" style:family="text">
      <style:text-properties officeooo:rsid="001642e6"/>
    </style:style>
    <style:style style:name="T5" style:family="text">
      <style:text-properties officeooo:rsid="001936b2"/>
    </style:style>
    <style:style style:name="T6" style:family="text">
      <style:text-properties officeooo:rsid="0021c025"/>
    </style:style>
    <style:style style:name="T7" style:family="text">
      <style:text-properties officeooo:rsid="0022af11"/>
    </style:style>
    <style:style style:name="T8" style:family="text">
      <style:text-properties officeooo:rsid="00235637"/>
    </style:style>
    <style:style style:name="T9" style:family="text">
      <style:text-properties officeooo:rsid="00257ebe"/>
    </style:style>
    <style:style style:name="T10" style:family="text">
      <style:text-properties officeooo:rsid="00287ceb"/>
    </style:style>
    <style:style style:name="T11" style:family="text">
      <style:text-properties style:use-window-font-color="true" style:font-name="Liberation Sans Narrow" fo:font-size="13pt" style:font-size-asian="13pt" style:font-size-complex="13pt"/>
    </style:style>
    <style:style style:name="T12" style:family="text">
      <style:text-properties style:use-window-font-color="true" style:font-name="Liberation Sans Narrow" fo:font-size="13pt" officeooo:rsid="00287ceb" style:font-size-asian="13pt" style:font-size-complex="13pt"/>
    </style:style>
    <style:style style:name="T13" style:family="text">
      <style:text-properties style:use-window-font-color="true" style:font-name="Liberation Sans Narrow" fo:font-size="13pt" style:font-size-asian="13pt" style:font-size-complex="13pt" loext:padding="0cm" loext:border="none"/>
    </style:style>
    <style:style style:name="T14" style:family="text">
      <style:text-properties style:use-window-font-color="true" style:font-name="Liberation Sans Narrow" fo:font-size="13pt" fo:language="en" fo:country="US" style:font-size-asian="13pt" style:font-size-complex="13pt"/>
    </style:style>
    <style:style style:name="T15" style:family="text">
      <style:text-properties style:use-window-font-color="true" style:text-line-through-style="none" style:text-line-through-type="none" style:font-name="Liberation Sans Narrow" fo:font-size="13pt" style:text-underline-style="none" style:text-blinking="false" fo:background-color="#ffffff" loext:char-shading-value="0" style:font-size-asian="13pt" style:font-size-complex="13pt"/>
    </style:style>
    <style:style style:name="T16" style:family="text">
      <style:text-properties style:use-window-font-color="true" style:text-line-through-style="none" style:text-line-through-type="none" style:font-name="Liberation Sans Narrow" fo:font-size="13pt" style:text-underline-style="none" style:text-blinking="false" style:font-size-asian="13pt" style:font-size-complex="13pt" loext:padding="0cm" loext:border="none"/>
    </style:style>
    <style:style style:name="T17" style:family="text">
      <style:text-properties officeooo:rsid="002c13de"/>
    </style:style>
    <style:style style:name="T18" style:family="text">
      <style:text-properties officeooo:rsid="003154f3"/>
    </style:style>
    <style:style style:name="T19" style:family="text">
      <style:text-properties officeooo:rsid="003a1e2f"/>
    </style:style>
    <style:style style:name="T20" style:family="text">
      <style:text-properties officeooo:rsid="003ad83d"/>
    </style:style>
    <style:style style:name="T21" style:family="text">
      <style:text-properties officeooo:rsid="003af814"/>
    </style:style>
    <style:style style:name="T22" style:family="text">
      <style:text-properties officeooo:rsid="003c98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 tu fait ce que tu aime et que tu le fait bien tous rentrera dans l’ordre ( stfcqtaeqtlfbtrdl’o <text:span text:style-name="T6">agta</text:span>)</text:p>
      <text:p text:style-name="P2"/>
      <text:p text:style-name="P3">vous <text:span text:style-name="T17">êtes</text:span> le chemin qui <text:span text:style-name="T17">mène</text:span> à vos <text:span text:style-name="T17">rêves</text:span> <text:span text:style-name="T9">et vous devez être reconnaissant envers les personnes qui vous aimes bref <text:s/>votre entourage et aider les gens qui vont moins bien que vous car vous étés spécial </text:span></text:p>
      <text:p text:style-name="P3"/>
      <text:p text:style-name="P4">laisser ce qui ce passe en vous être détermine par quelqu’un d’autre est la pire forme d’esclavage</text:p>
      <text:p text:style-name="P3"/>
      <text:p text:style-name="P5"><text:span text:style-name="T18">Réussir</text:span> <text:span text:style-name="T10">était</text:span> ma seul option en gros je doit <text:span text:style-name="T10">être</text:span> le plus gros travailleur dans cette <text:span text:style-name="T10">pièce</text:span> <text:span text:style-name="T8">ne pas foutre opportunité en l’air. Maintenant sa ne veux pas dire que je ne vais pas sourire et plaisanter, <text:s/>mais</text:span> quant il s’agit <text:span text:style-name="T7">de business et</text:span> d’exécution ces <text:span text:style-name="T10">debout</text:span> contre ce truc (droit devant) <text:span text:style-name="T8">et je m’en fou qui est devant ils m'arrétrons pas.</text:span></text:p>
      <text:p text:style-name="P6"/>
      <text:p text:style-name="P1"><text:span text:style-name="T11">l'intelligence artificielle est « l'ensemble des théories et des techniques mises en œuvre en vue de réaliser des machines capables de simuler l'intelligence ». elle correspond donc à un ensemble de concepts et de technologies plus qu'à une discipline autonome constituée. </text:span><text:span text:style-name="T12">c</text:span><text:span text:style-name="T11">réé par </text:span><text:a xlink:type="simple" xlink:href="https://fr.wikipedia.org/wiki/John_McCarthy" text:style-name="Internet_20_link" text:visited-style-name="Visited_20_Internet_20_Link"><text:span text:style-name="T15">john mccarthy</text:span></text:a><text:span text:style-name="T11">, est souvent abrégé par le sigle « ia » (ou « ai » en anglais, pour </text:span><text:span text:style-name="T14">artificial intelligence</text:span><text:span text:style-name="T11">). il est défini par l’un de ses créateurs, </text:span><text:a xlink:type="simple" xlink:href="https://fr.wikipedia.org/wiki/Marvin_Minsky" text:style-name="Internet_20_link" text:visited-style-name="Visited_20_Internet_20_Link"><text:span text:style-name="T15">marvin lee minsky</text:span></text:a><text:span text:style-name="T11">, comme « la construction de programmes informatiques qui s’adonnent à des tâches qui sont, pour l’instant, accomplies de façon plus satisfaisante par des êtres humains car elles demandent des processus mentaux de haut niveau tels que : l’apprentissage perceptuel, l’organisation de la mémoire et le raisonnement critique »</text:span><text:bookmark text:name="cite_ref-5"/><text:a xlink:type="simple" xlink:href="https://fr.wikipedia.org/wiki/Intelligence_artificielle#cite_note-5" text:style-name="Internet_20_link" text:visited-style-name="Visited_20_Internet_20_Link"><text:span text:style-name="T16">a</text:span></text:a><text:span text:style-name="T13">,</text:span><text:bookmark text:name="cite_ref-6"/><text:a xlink:type="simple" xlink:href="https://fr.wikipedia.org/wiki/Intelligence_artificielle#cite_note-6" text:style-name="Internet_20_link" text:visited-style-name="Visited_20_Internet_20_Link"><text:span text:style-name="T16">5</text:span></text:a><text:span text:style-name="T11">. on y trouve donc le côté « artificiel » atteint par l'usage des ordinateurs ou de processus électroniques élaborés et le côté « </text:span><text:span text:style-name="T12">i</text:span><text:span text:style-name="T11">ntelligence » associé à son but d'imiter le </text:span><text:a xlink:type="simple" xlink:href="https://fr.wikipedia.org/wiki/Comportement" text:style-name="Internet_20_link" text:visited-style-name="Visited_20_Internet_20_Link"><text:span text:style-name="T15">comportement</text:span></text:a><text:span text:style-name="T11">. cette imitation peut se faire dans le raisonnement, par exemple dans les jeux ou la pratique des </text:span><text:a xlink:type="simple" xlink:href="https://fr.wikipedia.org/wiki/Mathématique" text:style-name="Internet_20_link" text:visited-style-name="Visited_20_Internet_20_Link"><text:span text:style-name="T15">mathématiques</text:span></text:a><text:span text:style-name="T11">, dans la compréhension des langues naturelles, dans la perception : visuelle (interprétation des images et des scènes), auditive (compréhension du langage parlé) ou par d'autres capteurs, dans la commande d'un </text:span><text:a xlink:type="simple" xlink:href="https://fr.wikipedia.org/wiki/Robot" text:style-name="Internet_20_link" text:visited-style-name="Visited_20_Internet_20_Link">robot</text:a><text:span text:style-name="T15"> </text:span><text:span text:style-name="T11">dans un milieu inconnu ou hostile.</text:span></text:p>
      <text:p text:style-name="P6"/>
      <text:list xml:id="list3864625695" text:style-name="L1">
        <text:list-item>
          <text:p text:style-name="P15">programme qui permettra de relever les bouchons et de prévenir le user sur une autre direction en gros interagir avec une application sur un voyage</text:p>
        </text:list-item>
      </text:list>
      <text:p text:style-name="P11"/>
      <text:list xml:id="list164650454333599" text:continue-numbering="true" text:style-name="L1">
        <text:list-item>
          <text:p text:style-name="P16">programme qui permettra de tracer une direction et de </text:p>
        </text:list-item>
      </text:list>
      <text:p text:style-name="P12"/>
      <text:list xml:id="list164649535410258" text:continue-numbering="true" text:style-name="L1">
        <text:list-item>
          <text:p text:style-name="P17">programme qui va alerter <text:s/>les médecins si la perfusion est finis ou la poche d’urine est pl<text:span text:style-name="T1">ein</text:span></text:p>
        </text:list-item>
      </text:list>
      <text:p text:style-name="P7"/>
      <text:list xml:id="list164650019542112" text:continue-numbering="true" text:style-name="L1">
        <text:list-item>
          <text:p text:style-name="P18">pharmacie en ligne et de vente <text:span text:style-name="T2">et algorithme de sens de survie d’un patient </text:span></text:p>
        </text:list-item>
        <text:list-item>
          <text:p text:style-name="P19">une espace qui donne les patients une possibilité de paiement de tickets juste en introduisant quelque sous </text:p>
        </text:list-item>
      </text:list>
      <text:p text:style-name="P8"/>
      <text:list xml:id="list164649360328646" text:continue-numbering="true" text:style-name="L1">
        <text:list-item>
          <text:p text:style-name="P20">application pour réserver mes chambres en ligne </text:p>
        </text:list-item>
      </text:list>
      <text:p text:style-name="P9"/>
      <text:list xml:id="list164649647962278" text:continue-numbering="true" text:style-name="L1">
        <text:list-item>
          <text:p text:style-name="P21">algorithme qui analyse les dégâts d’un accident et l’application va se charger de collecter les données et le donner à notre assureur, calcul de prime et proposition d’un garage plus proche <text:soft-page-break/><text:span text:style-name="T3">et offre de prêt en ligne pour un client potentiel, une application qui vous permet de juger une personne par rapport à ses solvabilités et si votre score est bas donc vous n’êtes pas fiables et beau personnes vont vous refuser certain privilèges </text:span></text:p>
        </text:list-item>
      </text:list>
      <text:p text:style-name="P10"/>
      <text:list xml:id="list164650479965442" text:continue-numbering="true" text:style-name="L1">
        <text:list-item>
          <text:p text:style-name="P22">une reconnaissance facial <text:span text:style-name="T4">sur les pintons, alertes des postes de police sur place en cas de visite d’une personne recherché </text:span></text:p>
        </text:list-item>
        <text:list-item>
          <text:p text:style-name="P23">2020 crédit social <text:span text:style-name="T5">et notation des comportements des <text:s/>personnes avec chute ou hausse selon les contenus que vous consultez sur le web (refus logement prêt bancaire ou à une profession on limitera vos déplacement en vous interdisant l’avion ou le train )</text:span> </text:p>
        </text:list-item>
      </text:list>
      <text:p text:style-name="P13">Comment commencer à partir de rien </text:p>
      <text:p text:style-name="P14">SI VOUS VOULEZ LANCER UN ENTREPRISE RÉDIGER UN BUSINESS PLAN AVEC CES ETAPES</text:p>
      <text:list xml:id="list3355544549" text:style-name="L2">
        <text:list-item>
          <text:p text:style-name="P24">LE PROBL<text:span text:style-name="T19">È</text:span>ME</text:p>
        </text:list-item>
        <text:list-item>
          <text:p text:style-name="P24">LA SOLUTION </text:p>
        </text:list-item>
        <text:list-item>
          <text:p text:style-name="P24">LA COMPÉTITION <text:span text:style-name="T19">CAR IL Y A BEAUCOUP DE SOLUTION POUR CETTE PROBLÈME</text:span></text:p>
        </text:list-item>
        <text:list-item>
          <text:p text:style-name="P25">AVANTAGE SUR LA COMPÉTITION POURQUOI J’AI PLUS DE CHANCE QUE CERTAINE STARTUP OU AUTRE ENTREPRISE <text:span text:style-name="T21">DE FAIRE MIEUX</text:span></text:p>
        </text:list-item>
        <text:list-item>
          <text:p text:style-name="P26">LE BUSINESS MODEL <text:span text:style-name="T20">COMMENT MINIMISER LES COÛTS POUR LA PRODUCTION ET COMMENT AUGMENTER LES RETOURS EN VENDANT PLUS CHAIR OU MOINS, TROUVER LE BON RATIOS ENTRE LA PRODUCTION ET LES VENTES POUR AVOIR DES CLIENTS SATISFAITS ET UN RETOUR SUR INVESTISSEMENTS ET AVOIR DES AVANTAGES <text:s/></text:span></text:p>
        </text:list-item>
        <text:list-item>
          <text:p text:style-name="P27">GÉNÉRATION DE TRAFIC COMMENT EST CE QU’IL FAUT FAIRE POUR QU’IL Y EST DES PERSONNES QUI DÉCOUVRE VOTRE ENTREPRISE. <text:span text:style-name="T22">(LE BOUCHE À OREILLE FAIRE ARRIVER SES PREMIÈRES CLIENTS SUR LES RÉSEAUX SOCIAUX OU AVEC UN BLOG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5:43:59.550373924</meta:creation-date>
    <meta:generator>LibreOffice/6.0.7.3$Linux_X86_64 LibreOffice_project/00m0$Build-3</meta:generator>
    <dc:date>2019-04-08T20:34:08.468547493</dc:date>
    <meta:editing-duration>PT4H27M48S</meta:editing-duration>
    <meta:editing-cycles>58</meta:editing-cycles>
    <meta:document-statistic meta:table-count="0" meta:image-count="0" meta:object-count="0" meta:page-count="2" meta:paragraph-count="22" meta:word-count="720" meta:character-count="4235" meta:non-whitespace-character-count="3536"/>
  </office:meta>
</office:document-meta>
</file>